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T1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Programmieren-Praktikum 2</text:p>
      <text:p text:style-name="P1"><text:line-break/>Datum: 27.5.2020</text:p>
      <text:p text:style-name="P1"/>
      <text:p text:style-name="P1">Dokumentation: Teampraktikum<text:line-break/><text:line-break/><text:line-break/></text:p>
      <text:p text:style-name="P1"/>
      <text:p text:style-name="P2"><text:span text:style-name="T1">Team: </text:span><text:line-break/>Kevin Jaroschewski<text:line-break/>Kevin Tomelitsch<text:line-break/>Christian Arndt</text:p>
      <text:p text:style-name="P2"><text:line-break/><text:line-break/><text:span text:style-name="T1">Bisherige erfüllte Aufgaben/ Pläne:</text:span><text:line-break/><text:line-break/>- Erstellen eines Fensters<text:line-break/>- Spieloberfläche in Form eines Gitters erstellt<text:line-break/>- Aktionsbuttons erstellt <text:line-break/>- Spaltenzuweisung begonnen<text:line-break/><text:line-break/><text:line-break/></text:p>
      <text:p text:style-name="P2"><text:span text:style-name="T1">Geplante Aktivitäten/ Aufgabe für den 27.5.20:</text:span><text:line-break/><text:line-break/>- Grafische Oberfläche mit Funktionalitäten ergänzen<text:line-break/>- Stichwort : Listener<text:line-break/>- Prototyp: Dummy erstellt um anhand einer Probe einzelne Felder zu füllen<text:line-break/><text:line-break/><text:line-break/><text:line-break/><text:line-break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unny </meta:initial-creator>
    <meta:creation-date>2020-05-27T11:21:03.94</meta:creation-date>
    <meta:document-statistic meta:table-count="0" meta:image-count="0" meta:object-count="0" meta:page-count="1" meta:paragraph-count="6" meta:word-count="62" meta:character-count="506"/>
    <dc:date>2020-05-27T11:33:09.45</dc:date>
    <dc:creator>Sunny </dc:creator>
    <meta:editing-duration>PT12M5S</meta:editing-duration>
    <meta:editing-cycles>1</meta:editing-cycles>
    <meta:generator>OpenOffice/4.1.7$Win32 OpenOffice.org_project/417m1$Build-9800</meta:generator>
  </office:meta>
</office:document-meta>
</file>